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A0000024959CA4559B7B5C9AB.png" manifest:media-type="image/png"/>
  <manifest:file-entry manifest:full-path="Pictures/10000001000003CB00000417D430FDE6B8FE005C.png" manifest:media-type="image/png"/>
  <manifest:file-entry manifest:full-path="Pictures/1000000100000389000000BE4B3E44093DB9AD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delle" svg:font-family="Adelle, 'Roboto Slab', 'DejaVu Serif', Georgia, 'Times New Roman',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Mono" svg:font-family="RobotoMono, Roboto, sans-serif"/>
    <style:font-face style:name="SBSansDisplay" svg:font-family="SBSansDisplay, Helvetica, sans-serif"/>
    <style:font-face style:name="apple-system" svg:font-family="apple-system, BlinkMacSystemFont, Arial, sans-serif"/>
    <style:font-face style:name="apple-system1" svg:font-family="apple-system, BlinkMacSystemFont, 'Segoe UI', Roboto, Oxygen, Ubuntu, 'Fira Sans', 'Droid Sans', 'Helvetica Neue', sans-serif"/>
    <style:font-face style:name="inherit" svg:font-family="inherit"/>
    <style:font-face style:name="monospace" svg:font-family="monospace"/>
    <style:font-face style:name="sans-serif" svg:font-family="sans-serif"/>
  </office:font-face-decls>
  <office:automatic-styles>
    <style:style style:name="P1" style:family="paragraph" style:parent-style-name="Subtitle">
      <style:text-properties style:font-name="Abyssinica SIL"/>
    </style:style>
    <style:style style:name="P2" style:family="paragraph" style:parent-style-name="Text_20_body">
      <style:text-properties style:font-name="Abyssinica SIL" fo:font-size="12pt" style:font-size-asian="12pt" style:font-size-complex="12pt"/>
    </style:style>
    <style:style style:name="P3" style:family="paragraph" style:parent-style-name="Text_20_body">
      <style:text-properties style:font-name="Abyssinica SIL" fo:font-size="12pt" fo:background-color="#ffffff" style:font-size-asian="12pt" style:font-size-complex="12pt"/>
    </style:style>
    <style:style style:name="P4" style:family="paragraph" style:parent-style-name="Text_20_body">
      <style:text-properties style:font-name="Abyssinica SIL" fo:font-size="12pt" officeooo:paragraph-rsid="00194343" style:font-size-asian="16pt" style:font-size-complex="16pt"/>
    </style:style>
    <style:style style:name="P5" style:family="paragraph" style:parent-style-name="Standard">
      <style:text-properties style:font-name="Abyssinica SIL" fo:font-size="15pt" officeooo:rsid="0016d350" officeooo:paragraph-rsid="0016d350" style:font-size-asian="15pt" style:font-size-complex="15pt"/>
    </style:style>
    <style:style style:name="P6" style:family="paragraph" style:parent-style-name="Text_20_body">
      <style:text-properties style:font-name="Abyssinica SIL" fo:font-size="15pt" fo:font-style="normal" fo:font-weight="normal" officeooo:rsid="001aa8de" officeooo:paragraph-rsid="001aa8de" fo:background-color="#ffffff" style:font-size-asian="15pt" style:font-style-asian="normal" style:font-weight-asian="normal" style:font-size-complex="15pt" style:font-style-complex="normal" style:font-weight-complex="normal"/>
    </style:style>
    <style:style style:name="P7" style:family="paragraph" style:parent-style-name="Heading_20_3">
      <style:paragraph-properties fo:line-height="143%"/>
      <style:text-properties style:font-name="Abyssinica SIL" fo:font-size="13pt" style:font-size-asian="13pt" style:font-size-complex="13pt"/>
    </style:style>
    <style:style style:name="P8" style:family="paragraph" style:parent-style-name="Text_20_body">
      <style:text-properties style:font-name="Abyssinica SIL" fo:font-size="13pt" style:font-size-asian="13pt" style:font-size-complex="13pt"/>
    </style:style>
    <style:style style:name="P9" style:family="paragraph" style:parent-style-name="Text_20_body">
      <style:text-properties style:font-name="Abyssinica SIL" fo:font-size="13pt" officeooo:paragraph-rsid="00197277" fo:background-color="#ffffff" style:font-size-asian="13pt" style:font-size-complex="13pt"/>
    </style:style>
    <style:style style:name="P10" style:family="paragraph" style:parent-style-name="Preformatted_20_Text">
      <style:text-properties style:font-name="Abyssinica SIL" fo:font-size="13pt" fo:font-weight="normal" fo:background-color="#dddddd" style:font-size-asian="13pt" style:font-weight-asian="normal" style:font-size-complex="13pt" style:font-weight-complex="normal"/>
    </style:style>
    <style:style style:name="P11" style:family="paragraph" style:parent-style-name="Text_20_body">
      <style:text-properties fo:font-variant="normal" fo:text-transform="none" fo:color="#111111" loext:opacity="100%" style:font-name="Abyssinica SIL" fo:font-size="12pt" fo:letter-spacing="normal" fo:font-style="normal" fo:font-weight="normal" officeooo:rsid="0016d350" officeooo:paragraph-rsid="0016d350" fo:background-color="#ffffff" style:font-size-asian="16pt" style:font-size-complex="16pt"/>
    </style:style>
    <style:style style:name="P12" style:family="paragraph" style:parent-style-name="Text_20_body">
      <style:text-properties fo:font-variant="normal" fo:text-transform="none" fo:color="#111111" loext:opacity="100%" style:font-name="Abyssinica SIL" fo:font-size="12pt" fo:letter-spacing="normal" fo:font-style="normal" fo:font-weight="normal" officeooo:paragraph-rsid="0017a968" fo:background-color="#ffffff"/>
    </style:style>
    <style:style style:name="P13"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14" style:family="paragraph" style:parent-style-name="Text_20_body">
      <style:text-properties fo:font-variant="normal" fo:text-transform="none" fo:color="#111111" loext:opacity="100%" style:font-name="Abyssinica SIL" fo:font-size="13pt" fo:letter-spacing="normal" fo:font-style="normal" fo:font-weight="normal" officeooo:rsid="001aa8de" officeooo:paragraph-rsid="001aa8de" fo:background-color="#ffffff" style:font-size-asian="13pt" style:font-style-asian="normal" style:font-weight-asian="normal" style:font-size-complex="13pt" style:font-style-complex="normal" style:font-weight-complex="normal"/>
    </style:style>
    <style:style style:name="P15"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16" style:family="paragraph" style:parent-style-name="Text_20_body">
      <style:text-properties fo:font-variant="normal" fo:text-transform="none" fo:color="#111111" loext:opacity="100%" style:font-name="Abyssinica SIL" fo:font-size="13pt" fo:letter-spacing="normal" fo:font-style="normal" fo:font-weight="normal" style:font-size-asian="13pt" style:font-size-complex="13pt"/>
    </style:style>
    <style:style style:name="P17"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6d350" style:font-size-asian="13pt" style:font-size-complex="13pt"/>
    </style:style>
    <style:style style:name="P18"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9" style:family="paragraph" style:parent-style-name="Text_20_body">
      <style:text-properties fo:font-variant="normal" fo:text-transform="none" fo:color="#111111" loext:opacity="100%" style:font-name="Abyssinica SIL" fo:font-size="13pt" fo:letter-spacing="normal" fo:font-style="normal" fo:font-weight="bold" officeooo:rsid="0016d350" officeooo:paragraph-rsid="00194343" fo:background-color="#ffffff" style:font-size-asian="13pt" style:font-weight-asian="bold" style:font-size-complex="13pt" style:font-weight-complex="bold"/>
    </style:style>
    <style:style style:name="P20"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style:font-size-asian="13pt" style:font-size-complex="13pt"/>
    </style:style>
    <style:style style:name="P21" style:family="paragraph" style:parent-style-name="Text_20_body">
      <style:text-properties fo:font-variant="normal" fo:text-transform="none" fo:color="#111111" loext:opacity="100%" style:font-name="apple-system" fo:font-size="13pt" fo:letter-spacing="normal" fo:font-style="normal" fo:font-weight="normal" officeooo:rsid="0016d350" officeooo:paragraph-rsid="00194343" fo:background-color="#ffffff" style:font-size-asian="13pt" style:font-weight-asian="bold" style:font-size-complex="13pt" style:font-weight-complex="bold"/>
    </style:style>
    <style:style style:name="P22" style:family="paragraph" style:parent-style-name="Text_20_body">
      <style:text-properties fo:font-variant="normal" fo:text-transform="none" fo:color="#212830" loext:opacity="100%" style:font-name="SBSansDisplay" fo:font-size="15pt" fo:letter-spacing="normal" fo:font-style="normal" fo:font-weight="normal" officeooo:rsid="0016d350" officeooo:paragraph-rsid="0016d350" style:font-size-asian="16pt" style:font-size-complex="16pt"/>
    </style:style>
    <style:style style:name="P23" style:family="paragraph" style:parent-style-name="Text_20_body">
      <style:text-properties fo:font-variant="normal" fo:text-transform="none" fo:color="#212830" loext:opacity="100%" style:font-name="Abyssinica SIL" fo:font-size="13pt" fo:letter-spacing="normal" fo:font-style="normal" fo:font-weight="normal" officeooo:rsid="0016d350" officeooo:paragraph-rsid="0016d350" style:font-size-asian="13pt" style:font-size-complex="13pt"/>
    </style:style>
    <style:style style:name="P24" style:family="paragraph" style:parent-style-name="Text_20_body">
      <style:paragraph-properties fo:margin-left="0cm" fo:margin-right="0cm" fo:margin-top="0cm" fo:margin-bottom="0.953cm" style:contextual-spacing="false" style:line-height-at-least="0.794cm" fo:text-align="start" style:justify-single-word="false" fo:orphans="2" fo:widows="2" fo:text-indent="0cm" style:auto-text-indent="false"/>
      <style:text-properties fo:font-variant="normal" fo:text-transform="none" fo:color="#212830" loext:opacity="100%" style:font-name="Abyssinica SIL" fo:font-size="13pt" fo:letter-spacing="normal" fo:font-style="normal" fo:font-weight="normal" style:font-size-asian="13pt" style:font-size-complex="13pt"/>
    </style:style>
    <style:style style:name="P25" style:family="paragraph" style:parent-style-name="Text_20_body">
      <style:text-properties fo:font-variant="normal" fo:text-transform="none" fo:color="#000000" loext:opacity="100%" style:font-name="Abyssinica SIL" fo:font-size="13pt" fo:letter-spacing="normal" fo:font-style="normal" fo:font-weight="normal" officeooo:rsid="0016d350" officeooo:paragraph-rsid="0016d350" fo:background-color="#ffffff" style:font-size-asian="13pt" style:font-style-asian="normal" style:font-size-complex="13pt" style:font-style-complex="normal"/>
    </style:style>
    <style:style style:name="P26" style:family="paragraph" style:parent-style-name="Text_20_body">
      <style:paragraph-properties fo:text-align="start" style:justify-single-word="false" fo:orphans="2" fo:widows="2"/>
      <style:text-properties fo:font-variant="normal" fo:text-transform="none" fo:color="#000000" loext:opacity="100%" style:font-name="Abyssinica SIL" fo:font-size="13pt" fo:letter-spacing="normal" fo:font-style="normal" fo:font-weight="normal" fo:background-color="#ffffff" style:font-size-asian="13pt" style:font-style-asian="normal" style:font-size-complex="13pt" style:font-style-complex="normal"/>
    </style:style>
    <style:style style:name="P27" style:family="paragraph" style:parent-style-name="Text_20_body">
      <style:text-properties fo:font-variant="normal" fo:text-transform="none" fo:color="#092433" loext:opacity="100%" style:font-name="Abyssinica SIL" fo:font-size="13pt" fo:letter-spacing="normal" fo:font-style="normal" fo:font-weight="normal" officeooo:rsid="0016d350" officeooo:paragraph-rsid="0016d350" fo:background-color="#ffffff" style:font-size-asian="13pt" style:font-weight-asian="normal" style:font-size-complex="13pt" style:font-weight-complex="normal"/>
    </style:style>
    <style:style style:name="P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924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29"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2pt" fo:letter-spacing="normal" fo:font-style="normal" fo:font-weight="normal"/>
    </style:style>
    <style:style style:name="P30"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31" style:family="paragraph" style:parent-style-name="Text_20_body">
      <style:text-properties officeooo:paragraph-rsid="0017a968"/>
    </style:style>
    <style:style style:name="P32"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33" style:family="paragraph" style:parent-style-name="Preformatted_20_Text">
      <loext:graphic-properties draw:fill="solid" draw:fill-color="#f5f7f8" draw:opacity="100%"/>
      <style:paragraph-properties fo:margin-left="0cm" fo:margin-right="0cm" fo:margin-top="0cm" fo:margin-bottom="0cm" style:contextual-spacing="false" fo:orphans="2" fo:widows="2" fo:text-indent="0cm" style:auto-text-indent="false" fo:background-color="#f5f7f8" fo:padding-left="0.049cm" fo:padding-right="0cm" fo:padding-top="0.049cm" fo:padding-bottom="0.049cm" fo:border-left="0.06pt solid #dadee0" fo:border-right="none" fo:border-top="0.06pt solid #dadee0" fo:border-bottom="0.06pt solid #dadee0"/>
    </style:style>
    <style:style style:name="P34" style:family="paragraph" style:parent-style-name="Text_20_body">
      <style:paragraph-properties fo:margin-left="0cm" fo:margin-right="0cm" fo:orphans="2" fo:widows="2" fo:text-indent="0cm" style:auto-text-indent="false"/>
    </style:style>
    <style:style style:name="P35" style:family="paragraph" style:parent-style-name="Preformatted_20_Text">
      <loext:graphic-properties draw:fill="solid" draw:fill-color="#f5f7f8" draw:opacity="100%"/>
      <style:paragraph-properties fo:margin-top="0cm" fo:margin-bottom="0cm" style:contextual-spacing="false" fo:orphans="2" fo:widows="2" fo:background-color="#f5f7f8" fo:padding-left="0.049cm" fo:padding-right="0cm" fo:padding-top="0.049cm" fo:padding-bottom="0.049cm" fo:border-left="0.06pt solid #dadee0" fo:border-right="none" fo:border-top="0.06pt solid #dadee0" fo:border-bottom="0.06pt solid #dadee0"/>
    </style:style>
    <style:style style:name="P36" style:family="paragraph" style:parent-style-name="Subtitle">
      <style:text-properties fo:font-size="13pt" style:font-size-asian="13pt" style:font-size-complex="13pt"/>
    </style:style>
    <style:style style:name="P37" style:family="paragraph" style:parent-style-name="Text_20_body">
      <style:text-properties officeooo:paragraph-rsid="001aa8de"/>
    </style:style>
    <style:style style:name="P38" style:family="paragraph" style:parent-style-name="Text_20_body">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39" style:family="paragraph" style:parent-style-name="Text_20_body">
      <style:paragraph-properties fo:margin-left="0cm" fo:margin-right="0cm" fo:margin-top="0.185cm" fo:margin-bottom="0.185cm" style:contextual-spacing="false" style:line-height-at-least="0.423cm" fo:orphans="2" fo:widows="2" fo:text-indent="0cm" style:auto-text-indent="false" fo:padding="0cm" fo:border="none"/>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40"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style>
    <style:style style:name="P41" style:family="paragraph" style:parent-style-name="Preformatted_20_Text">
      <style:paragraph-properties fo:margin-top="0cm" fo:margin-bottom="0.499cm" style:contextual-spacing="false"/>
    </style:style>
    <style:style style:name="P42" style:family="paragraph" style:parent-style-name="Text_20_body">
      <style:paragraph-properties fo:margin-left="0cm" fo:margin-right="0cm" fo:margin-top="0cm" fo:margin-bottom="0.291cm" style:contextual-spacing="false" style:line-height-at-least="0.476cm" fo:orphans="2" fo:widows="2" fo:text-indent="0cm" style:auto-text-indent="false"/>
    </style:style>
    <style:style style:name="P43" style:family="paragraph" style:parent-style-name="Text_20_body">
      <style:text-properties fo:font-size="20pt" officeooo:rsid="000360f8" officeooo:paragraph-rsid="000360f8" style:font-size-asian="20pt" style:font-size-complex="20pt"/>
    </style:style>
    <style:style style:name="P44" style:family="paragraph" style:parent-style-name="Heading_20_2">
      <style:text-properties style:font-name="Abyssinica SIL" fo:font-size="13pt" fo:font-weight="normal" officeooo:paragraph-rsid="000360f8" style:font-size-asian="13pt" style:font-size-complex="13pt"/>
    </style:style>
    <style:style style:name="P45" style:family="paragraph" style:parent-style-name="Heading_20_2">
      <style:text-properties style:font-name="Abyssinica SIL" fo:font-size="13pt" fo:font-weight="bold" officeooo:rsid="000360f8" officeooo:paragraph-rsid="000360f8" fo:background-color="#ffffff" style:font-size-asian="13pt" style:font-weight-asian="bold" style:font-size-complex="13pt" style:font-weight-complex="bold"/>
    </style:style>
    <style:style style:name="P46" style:family="paragraph" style:parent-style-name="Heading_20_2">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47" style:family="paragraph" style:parent-style-name="Heading_20_2">
      <style:text-properties style:font-name="Abyssinica SIL" fo:font-size="13pt" fo:font-weight="bold" officeooo:paragraph-rsid="000360f8" style:font-size-asian="13pt" style:font-weight-asian="bold" style:font-size-complex="13pt" style:font-weight-complex="bold"/>
    </style:style>
    <style:style style:name="P48" style:family="paragraph" style:parent-style-name="Standard">
      <style:text-properties fo:font-variant="normal" fo:text-transform="none" fo:color="#092433" loext:opacity="100%" style:font-name="Manrope" fo:font-size="12pt" fo:letter-spacing="normal" fo:font-style="normal" fo:font-weight="normal" officeooo:rsid="000360f8" officeooo:paragraph-rsid="000360f8" fo:background-color="#ffffff" style:font-size-asian="13pt" style:font-weight-asian="normal" style:font-size-complex="13pt" style:font-weight-complex="normal"/>
    </style:style>
    <style:style style:name="P49" style:family="paragraph" style:parent-style-name="Standard">
      <style:text-properties fo:font-variant="normal" fo:text-transform="none" fo:color="#092433" loext:opacity="100%" style:font-name="Manrope" fo:font-size="12pt" fo:letter-spacing="normal" fo:font-style="normal" fo:font-weight="normal" officeooo:rsid="002b201c" officeooo:paragraph-rsid="002b201c" fo:background-color="#ffffff" style:font-size-asian="13pt" style:font-weight-asian="normal" style:font-size-complex="13pt" style:font-weight-complex="normal"/>
    </style:style>
    <style:style style:name="P50" style:family="paragraph" style:parent-style-name="Standard">
      <style:text-properties style:font-name="Abyssinica SIL" fo:font-size="13pt" style:font-size-asian="13pt" style:font-size-complex="13pt"/>
    </style:style>
    <style:style style:name="P51" style:family="paragraph" style:parent-style-name="Text_20_body" style:list-style-name="L1">
      <style:text-properties fo:font-variant="normal" fo:text-transform="none" fo:color="#111111" loext:opacity="100%" style:font-name="Abyssinica SIL" fo:font-size="13pt" fo:letter-spacing="normal" fo:font-style="normal" fo:font-weight="bold" officeooo:rsid="000360f8" officeooo:paragraph-rsid="000360f8" style:font-size-asian="13pt" style:font-weight-asian="bold" style:font-size-complex="13pt" style:font-weight-complex="bold"/>
    </style:style>
    <style:style style:name="P52"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8496e" style:font-size-asian="13pt" style:font-weight-asian="bold" style:font-size-complex="13pt" style:font-weight-complex="bold"/>
    </style:style>
    <style:style style:name="P53"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7327f" style:font-size-asian="13pt" style:font-size-complex="13pt"/>
    </style:style>
    <style:style style:name="P54" style:family="paragraph" style:parent-style-name="Text_20_body" style:list-style-name="L1">
      <style:text-properties fo:font-variant="normal" fo:text-transform="none" fo:color="#111111" loext:opacity="100%" style:font-name="Abyssinica SIL" fo:font-size="13pt" fo:letter-spacing="normal" fo:font-style="normal" fo:font-weight="normal" officeooo:rsid="000360f8" officeooo:paragraph-rsid="000360f8" style:font-size-asian="13pt" style:font-size-complex="13pt"/>
    </style:style>
    <style:style style:name="P55"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56"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57"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weight-asian="bold" style:font-size-complex="13pt" style:font-weight-complex="bold"/>
    </style:style>
    <style:style style:name="P58"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officeooo:paragraph-rsid="0008496e" style:font-size-asian="13pt" style:font-weight-asian="bold" style:font-size-complex="13pt" style:font-weight-complex="bold"/>
    </style:style>
    <style:style style:name="P59"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60"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7277" fo:background-color="#ffffff" style:font-size-asian="13pt" style:font-size-complex="13pt"/>
    </style:style>
    <style:style style:name="P61" style:family="paragraph" style:parent-style-name="Text_20_body" style:list-style-name="L3">
      <loext:graphic-properties draw:fill="none" draw:fill-color="#ffffff"/>
      <style:paragraph-properties fo:margin-left="0cm" fo:margin-right="0cm" fo:margin-top="0.185cm" fo:margin-bottom="0.185cm" style:contextual-spacing="false" style:line-height-at-least="0.423cm" fo:orphans="2" fo:widows="2" fo:text-indent="0cm" style:auto-text-indent="false" fo:background-color="transparent" fo:padding="0cm" fo:border="none"/>
      <style:text-properties fo:font-variant="normal" fo:text-transform="none" style:use-window-font-color="true" loext:opacity="0%" style:font-name="Abyssinica SIL" fo:font-size="13pt" fo:letter-spacing="normal" fo:font-style="normal" fo:font-weight="normal" fo:background-color="#ffffff" style:font-size-asian="13pt" style:font-style-asian="normal" style:font-weight-asian="normal" style:font-size-complex="13pt" style:font-style-complex="normal" style:font-weight-complex="normal"/>
    </style:style>
    <style:style style:name="P62" style:family="paragraph" style:parent-style-name="Text_20_body">
      <style:paragraph-properties fo:margin-left="0cm" fo:margin-right="0cm" fo:orphans="2" fo:widows="2" fo:text-indent="0cm" style:auto-text-indent="false"/>
      <style:text-properties fo:font-variant="normal" fo:text-transform="none" fo:color="#4d4d4d" loext:opacity="100%" style:font-name="Abyssinica SIL" fo:font-size="13pt" fo:letter-spacing="normal" fo:font-style="normal" fo:font-weight="normal" style:font-size-asian="13pt" style:font-size-complex="13pt"/>
    </style:style>
    <style:style style:name="P63"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style:font-name="Abyssinica SIL" fo:font-size="13pt" officeooo:paragraph-rsid="0008496e" style:font-size-asian="13pt" style:font-size-complex="13pt"/>
    </style:style>
    <style:style style:name="P64" style:family="paragraph" style:parent-style-name="Text_20_body">
      <style:text-properties style:font-name="Abyssinica SIL" fo:font-size="13pt" fo:font-weight="normal" fo:background-color="#ffffff" style:font-size-asian="13pt" style:font-weight-asian="normal" style:font-size-complex="13pt" style:font-weight-complex="normal"/>
    </style:style>
    <style:style style:name="P65"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style>
    <style:style style:name="P66" style:family="paragraph" style:parent-style-name="Text_20_body">
      <style:paragraph-properties fo:margin-left="0cm" fo:margin-right="0cm" fo:orphans="2" fo:widows="2" fo:text-indent="0cm" style:auto-text-indent="false"/>
      <style:text-properties style:font-name="Abyssinica SIL" fo:font-size="13pt" style:font-size-asian="13pt" style:font-size-complex="13pt"/>
    </style:style>
    <style:style style:name="P67" style:family="paragraph" style:parent-style-name="Text_20_body">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68" style:family="paragraph" style:parent-style-name="Text_20_body">
      <style:text-properties style:font-name="Abyssinica SIL" fo:font-size="13pt" fo:font-weight="normal" officeooo:paragraph-rsid="000360f8" style:font-size-asian="13pt" style:font-size-complex="13pt"/>
    </style:style>
    <style:style style:name="T1" style:family="text">
      <style:text-properties officeooo:rsid="000360f8"/>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fo:font-variant="normal" fo:text-transform="none" fo:color="#111111" loext:opacity="100%" style:font-name="Abyssinica SIL" fo:font-size="13pt" fo:letter-spacing="normal" fo:font-style="normal" fo:font-weight="bold" fo:background-color="#ffffff" loext:char-shading-value="0" style:font-size-asian="13pt" style:font-size-complex="13pt"/>
    </style:style>
    <style:style style:name="T5" style:family="text">
      <style:text-properties fo:font-variant="normal" fo:text-transform="none" fo:color="#111111" loext:opacity="100%" style:font-name="Abyssinica SIL" fo:font-size="13pt" fo:letter-spacing="normal" fo:font-style="normal" fo:font-weight="bold" officeooo:rsid="0016d350" fo:background-color="#ffffff" loext:char-shading-value="0" style:font-size-asian="13pt" style:font-size-complex="13pt"/>
    </style:style>
    <style:style style:name="T6"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style:style>
    <style:style style:name="T7" style:family="text">
      <style:text-properties fo:font-variant="normal" fo:text-transform="none" fo:color="#111111" loext:opacity="100%" style:font-name="Abyssinica SIL" fo:font-size="13pt" fo:letter-spacing="normal" fo:font-style="normal" fo:font-weight="normal" officeooo:rsid="0016d350" fo:background-color="#ffffff" loext:char-shading-value="0" style:font-size-asian="13pt" style:font-size-complex="13pt"/>
    </style:style>
    <style:style style:name="T8" style:family="text">
      <style:text-properties fo:font-variant="normal" fo:text-transform="none" fo:color="#111111" loext:opacity="100%" style:font-name="Abyssinica SIL" fo:font-size="13pt" fo:letter-spacing="normal" fo:font-style="normal" fo:font-weight="normal" style:font-size-asian="13pt" style:font-size-complex="13pt"/>
    </style:style>
    <style:style style:name="T9" style:family="text">
      <style:text-properties fo:font-variant="normal" fo:text-transform="none" fo:color="#111111" loext:opacity="100%" style:font-name="Abyssinica SIL" fo:font-size="13pt" fo:letter-spacing="normal" fo:font-style="normal" fo:font-weight="normal" fo:background-color="#fafafa" loext:char-shading-value="0" style:font-size-asian="13pt" style:font-size-complex="13pt" loext:padding="0cm" loext:border="none"/>
    </style:style>
    <style:style style:name="T10" style:family="text">
      <style:text-properties fo:font-variant="normal" fo:text-transform="none" fo:color="#111111" loext:opacity="100%" fo:letter-spacing="normal" fo:font-style="normal"/>
    </style:style>
    <style:style style:name="T11" style:family="text">
      <style:text-properties fo:font-variant="normal" fo:text-transform="none" fo:color="#111111" loext:opacity="100%" fo:letter-spacing="normal" fo:font-style="normal" fo:font-weight="normal"/>
    </style:style>
    <style:style style:name="T12" style:family="text">
      <style:text-properties fo:font-variant="normal" fo:text-transform="none" fo:color="#111111" loext:opacity="100%" fo:letter-spacing="normal" fo:font-style="normal" fo:font-weight="normal" officeooo:rsid="0016d350" style:font-weight-asian="bold" style:font-weight-complex="bold"/>
    </style:style>
    <style:style style:name="T13" style:family="text">
      <style:text-properties fo:font-variant="normal" fo:text-transform="none" fo:color="#111111" loext:opacity="100%" fo:letter-spacing="normal" fo:font-style="normal" fo:font-weight="normal" officeooo:rsid="00272a85"/>
    </style:style>
    <style:style style:name="T14" style:family="text">
      <style:text-properties fo:font-variant="normal" fo:text-transform="none" fo:color="#111111" loext:opacity="100%" fo:letter-spacing="normal" fo:font-style="normal" fo:font-weight="normal" officeooo:rsid="0029ba05"/>
    </style:style>
    <style:style style:name="T15" style:family="text">
      <style:text-properties fo:font-variant="normal" fo:text-transform="none" fo:color="#111111" loext:opacity="100%" fo:letter-spacing="normal" fo:font-style="normal" fo:font-weight="bold" style:font-weight-asian="bold" style:font-weight-complex="bold"/>
    </style:style>
    <style:style style:name="T16" style:family="text">
      <style:text-properties fo:font-variant="normal" fo:text-transform="none" fo:color="#111111" loext:opacity="100%" fo:letter-spacing="normal" fo:font-style="normal" fo:font-weight="bold" officeooo:rsid="0016d350" style:font-weight-asian="bold" style:font-weight-complex="bold"/>
    </style:style>
    <style:style style:name="T17" style:family="text">
      <style:text-properties fo:font-variant="normal" fo:text-transform="none" fo:color="#111111" loext:opacity="100%" fo:letter-spacing="normal" fo:font-style="normal" fo:font-weight="bold" officeooo:rsid="000360f8" style:font-weight-asian="bold" style:font-weight-complex="bold"/>
    </style:style>
    <style:style style:name="T18" style:family="text">
      <style:text-properties fo:font-variant="normal" fo:text-transform="none" fo:color="#111111" loext:opacity="100%" fo:letter-spacing="normal" fo:font-style="normal" officeooo:rsid="0027c760"/>
    </style:style>
    <style:style style:name="T19" style:family="text">
      <style:text-properties fo:font-variant="normal" fo:text-transform="none" fo:color="#111111" loext:opacity="100%" fo:font-size="13pt" fo:letter-spacing="normal" fo:font-style="normal" fo:font-weight="normal" officeooo:rsid="0016d350" fo:background-color="#ffffff" loext:char-shading-value="0" style:font-size-asian="13pt" style:font-size-complex="13pt"/>
    </style:style>
    <style:style style:name="T20" style:family="text">
      <style:text-properties fo:font-variant="normal" fo:text-transform="none" fo:color="#111111" loext:opacity="100%" style:font-name="apple-system" fo:font-size="12pt" fo:letter-spacing="normal" fo:font-style="normal"/>
    </style:style>
    <style:style style:name="T21" style:family="text">
      <style:text-properties fo:font-variant="normal" fo:text-transform="none" fo:color="#111111" loext:opacity="100%" style:font-name="apple-system" fo:font-size="12pt" fo:letter-spacing="normal" fo:font-style="normal" fo:font-weight="normal"/>
    </style:style>
    <style:style style:name="T22" style:family="text">
      <style:text-properties fo:font-variant="normal" fo:text-transform="none" fo:color="#111111" loext:opacity="100%" style:font-name="apple-system" fo:font-size="12pt" fo:letter-spacing="normal" fo:font-style="normal" fo:font-weight="normal" officeooo:rsid="00272a85"/>
    </style:style>
    <style:style style:name="T23" style:family="text">
      <style:text-properties fo:font-variant="normal" fo:text-transform="none" fo:color="#111111" loext:opacity="100%" style:font-name="apple-system" fo:font-size="12pt" fo:letter-spacing="normal" fo:font-style="normal" officeooo:rsid="0027c760"/>
    </style:style>
    <style:style style:name="T24" style:family="text">
      <style:text-properties fo:font-variant="normal" fo:text-transform="none" fo:color="#111111" loext:opacity="100%" fo:font-size="12pt" fo:letter-spacing="normal" fo:font-style="normal"/>
    </style:style>
    <style:style style:name="T25" style:family="text">
      <style:text-properties fo:font-variant="normal" fo:text-transform="none" fo:color="#111111" loext:opacity="100%" fo:font-size="12pt" fo:letter-spacing="normal" fo:font-style="normal" fo:font-weight="normal"/>
    </style:style>
    <style:style style:name="T26" style:family="text">
      <style:text-properties fo:font-variant="normal" fo:text-transform="none" fo:color="#111111" loext:opacity="100%" fo:font-size="12pt" fo:letter-spacing="normal" fo:font-style="normal" fo:font-weight="normal" officeooo:rsid="00272a85"/>
    </style:style>
    <style:style style:name="T27" style:family="text">
      <style:text-properties fo:font-variant="normal" fo:text-transform="none" fo:color="#111111" loext:opacity="100%" fo:font-size="12pt" fo:letter-spacing="normal" fo:font-style="normal" officeooo:rsid="0027c760"/>
    </style:style>
    <style:style style:name="T28" style:family="text">
      <style:text-properties fo:font-variant="normal" fo:text-transform="none" fo:letter-spacing="normal"/>
    </style:style>
    <style:style style:name="T29" style:family="text">
      <style:text-properties fo:font-variant="normal" fo:text-transform="none" fo:color="#202122" loext:opacity="100%" style:font-name="Abyssinica SIL" fo:font-size="13pt" fo:letter-spacing="normal" fo:font-style="normal" fo:font-weight="normal" fo:background-color="#ffffff" loext:char-shading-value="0" style:font-size-asian="13pt" style:font-style-asian="normal" style:font-weight-asian="normal" style:font-size-complex="13pt" style:font-style-complex="normal" style:font-weight-complex="normal"/>
    </style:style>
    <style:style style:name="T30" style:family="text">
      <style:text-properties fo:font-variant="normal" fo:text-transform="none" fo:color="#0645ad"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tyle-asian="normal" style:font-weight-asian="normal" style:font-size-complex="13pt" style:font-style-complex="normal" style:font-weight-complex="normal"/>
    </style:style>
    <style:style style:name="T31" style:family="text">
      <style:text-properties fo:font-variant="normal" fo:text-transform="none" fo:color="#548eaa" loext:opacity="100%" style:text-line-through-style="none" style:text-line-through-type="none" style:font-name="Abyssinica SIL" fo:font-size="13pt" fo:letter-spacing="normal" fo:font-style="normal" style:text-underline-style="solid" style:text-underline-width="auto" style:text-underline-color="font-color" fo:font-weight="normal" style:text-blinking="false" style:font-size-asian="13pt" style:font-size-complex="13pt"/>
    </style:style>
    <style:style style:name="T32" style:family="text">
      <style:text-properties fo:font-variant="normal" fo:text-transform="none" fo:color="#4e443c" loext:opacity="100%" style:font-name="Abyssinica SIL" fo:font-size="18pt" fo:letter-spacing="normal" fo:font-style="normal" fo:font-weight="normal" style:font-size-asian="18pt" style:font-size-complex="18pt"/>
    </style:style>
    <style:style style:name="T33" style:family="text">
      <style:text-properties fo:font-variant="normal" fo:text-transform="none" fo:color="#4e443c" loext:opacity="100%" style:font-name="Abyssinica SIL" fo:font-size="13pt" fo:letter-spacing="normal" fo:font-style="normal" fo:font-weight="normal" fo:background-color="#ffffff" loext:char-shading-value="0" style:font-size-asian="13pt" style:font-size-complex="13pt"/>
    </style:style>
    <style:style style:name="T34" style:family="text">
      <style:text-properties fo:font-variant="normal" fo:text-transform="none" fo:color="#333333" loext:opacity="100%" style:font-name="Abyssinica SIL" fo:font-size="13pt" fo:letter-spacing="normal" fo:font-style="normal" fo:font-weight="normal" fo:background-color="#ffffff" loext:char-shading-value="0" style:font-size-asian="13pt" style:font-size-complex="13pt" loext:padding="0.049cm" loext:border="0.06pt solid #f5f5f5"/>
    </style:style>
    <style:style style:name="T35"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style:style>
    <style:style style:name="T36"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loext:padding="0cm" loext:border="none"/>
    </style:style>
    <style:style style:name="T37"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style:style>
    <style:style style:name="T38"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loext:padding="0cm" loext:border="none"/>
    </style:style>
    <style:style style:name="T39" style:family="text">
      <style:text-properties fo:font-variant="normal" fo:text-transform="none" fo:color="#092433" loext:opacity="100%" style:font-name="Abyssinica SIL" fo:font-size="13pt" fo:letter-spacing="normal" fo:font-weight="normal" fo:background-color="#ffffff" loext:char-shading-value="0" style:font-size-asian="13pt" style:font-weight-asian="normal" style:font-size-complex="13pt" style:font-weight-complex="normal" loext:padding="0cm" loext:border="none"/>
    </style:style>
    <style:style style:name="T40" style:family="text">
      <style:text-properties fo:font-weight="bold"/>
    </style:style>
    <style:style style:name="T41" style:family="text">
      <style:text-properties fo:font-weight="bold" officeooo:rsid="0017a968" style:font-weight-asian="bold" style:font-weight-complex="bold"/>
    </style:style>
    <style:style style:name="T42" style:family="text">
      <style:text-properties fo:font-weight="bold" officeooo:rsid="000360f8" fo:background-color="#ffffff" loext:char-shading-value="0" style:font-weight-asian="bold" style:font-weight-complex="bold"/>
    </style:style>
    <style:style style:name="T43" style:family="text">
      <style:text-properties officeooo:rsid="0017a968"/>
    </style:style>
    <style:style style:name="T44" style:family="text">
      <style:text-properties fo:font-size="15pt" fo:font-style="normal" fo:font-weight="normal" officeooo:rsid="001aa8de" fo:background-color="#ffffff" loext:char-shading-value="0" style:font-size-asian="15pt" style:font-style-asian="normal" style:font-weight-asian="normal" style:font-size-complex="15pt" style:font-style-complex="normal" style:font-weight-complex="normal"/>
    </style:style>
    <style:style style:name="T45" style:family="text">
      <style:text-properties officeooo:rsid="000360f8" fo:background-color="#ffffff" loext:char-shading-value="0" style:font-size-asian="13pt" style:font-weight-asian="normal" style:font-size-complex="13pt" style:font-weight-complex="normal"/>
    </style:style>
    <style:style style:name="T46" style:family="text">
      <style:text-properties officeooo:rsid="0027c760" fo:background-color="#ffffff" loext:char-shading-value="0" style:font-size-asian="13pt" style:font-weight-asian="normal" style:font-size-complex="13pt" style:font-weight-complex="normal"/>
    </style:style>
    <style:style style:name="T47" style:family="text">
      <style:text-properties officeooo:rsid="000360f8" fo:background-color="#ffffff" loext:char-shading-value="0" style:font-weight-asian="normal" style:font-weight-complex="normal"/>
    </style:style>
    <style:style style:name="T48" style:family="text">
      <style:text-properties officeooo:rsid="0027c760" fo:background-color="#ffffff" loext:char-shading-value="0" style:font-weight-asian="normal" style:font-weight-complex="normal"/>
    </style:style>
    <style:style style:name="T49" style:family="text">
      <style:text-properties fo:font-style="normal" fo:font-weight="normal"/>
    </style:style>
    <style:style style:name="T50" style:family="text">
      <style:text-properties fo:font-size="13pt" style:font-size-asian="13pt" style:font-size-complex="13pt"/>
    </style:style>
    <style:style style:name="T51" style:family="text">
      <style:text-properties style:font-name="Abyssinica SIL" fo:font-size="13pt" fo:font-weight="normal" fo:background-color="#ffffff" loext:char-shading-value="0" style:font-size-asian="13pt" style:font-weight-asian="normal" style:font-size-complex="13pt" style:font-weight-complex="normal"/>
    </style:style>
    <style:style style:name="T52" style:family="text">
      <style:text-properties style:font-name="Abyssinica SIL" fo:font-size="13pt" fo:font-weight="normal" fo:background-color="#dddddd" loext:char-shading-value="0" style:font-size-asian="13pt" style:font-weight-asian="normal" style:font-size-complex="13pt" style:font-weight-complex="normal"/>
    </style:style>
    <style:style style:name="T53" style:family="text">
      <style:text-properties style:font-name="Abyssinica SIL" fo:font-size="13pt" fo:font-weight="bold" fo:background-color="#ffffff" loext:char-shading-value="0" style:font-size-asian="13pt" style:font-weight-asian="bold" style:font-size-complex="13pt" style:font-weight-complex="bold"/>
    </style:style>
    <style:style style:name="T54" style:family="text">
      <style:text-properties officeooo:rsid="0020e144"/>
    </style:style>
    <style:style style:name="T55" style:family="text">
      <style:text-properties officeooo:rsid="00245fda"/>
    </style:style>
    <style:style style:name="T56" style:family="text">
      <style:text-properties officeooo:rsid="00272a85"/>
    </style:style>
    <style:style style:name="T57" style:family="text">
      <style:text-properties officeooo:rsid="0027c760"/>
    </style:style>
    <style:style style:name="T58" style:family="text">
      <style:text-properties style:font-name="Abyssinica SIL"/>
    </style:style>
    <style:style style:name="T59" style:family="text">
      <style:text-properties style:font-name="Abyssinica SIL" fo:font-size="13pt" style:font-size-asian="13pt" style:font-size-complex="13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vk.com/@mindlandnet-kak-podgotovitsya-k-sobesedovaniu-na-python-razrabotchika(ссфлка" text:style-name="Internet_20_link" text:visited-style-name="Visited_20_Internet_20_Link">https://vk.com/@mindlandnet-kak-podgotovitsya-k-sobesedovaniu-na-python-razrabotchika</text:a><text:a xlink:type="simple" xlink:href="https://vk.com/@mindlandnet-kak-podgotovitsya-k-sobesedovaniu-na-python-razrabotchika(ссфлка" text:style-name="Internet_20_link" text:visited-style-name="Visited_20_Internet_20_Link"><text:span text:style-name="T55">(ссфлка</text:span></text:a><text:span text:style-name="T55"> на список ещё вопросов</text:span></text:p>
      <text:p text:style-name="P1">SOLID: </text:p>
      <text:list xml:id="list1283291619" text:style-name="L1">
        <text:list-item>
          <text:p text:style-name="P51">S – Принцип единственной ответственности (Single Responsibility Principle):</text:p>
          <text:p text:style-name="P54">Принцип единой ответственности гласит, что у каждого класса должна быть только одна «ответственность» и он не должен брать на себя другие обязанности. Роберт К. Мартин объяснял его так: «У класса должна быть лишь одна причина для изменения».</text:p>
        </text:list-item>
        <text:list-item>
          <text:p text:style-name="P52">O – Принцип открытости/закрытости (Open‐Closed Principle)<text:span text:style-name="T1">:</text:span></text:p>
          <text:p text:style-name="P53"><text:span text:style-name="T3">«Сущности программы (классы, модули, функции и т.п.) должны быть открыты для расширения, но закрыты для изменений» </text:span><text:span text:style-name="T2">Добавление любых дополнительных функций может быть реализовано путем создания новых сущностей, которые расширяют возможности существующего класса и добавляют дополнительные функции самим себе. Таким образом можно предотвратить частые и тривиальные изменения в хорошо зарекомендовавшем себя классе низкого уровня.</text:span></text:p>
        </text:list-item>
        <text:list-item>
          <text:p text:style-name="P52">L – Принцип подстановки Барбары Лисков (Liskov Substitution Principle)<text:span text:style-name="T1">:</text:span></text:p>
          <text:p text:style-name="P57">Принцип подстановки Лисков гласит: «Объекты в программе должны быть заменяемы экземплярами их подтипов без ущерба корректности работы программы».</text:p>
        </text:list-item>
        <text:list-item>
          <text:p text:style-name="P52">I – Принцип разделения интерфейсов (Interface Segregation Principle)<text:span text:style-name="T1">:</text:span></text:p>
          <text:p text:style-name="P58"><text:soft-page-break/>Принцип разделения интерфейсов гласит, что «Ни один клиент не должен зависеть от методов, которые он не использует».</text:p>
          <text:p text:style-name="P58">Принцип разделения интерфейсов предполагает создание небольших интерфейсов, известных как «ролевые интерфейсы», вместо большого интерфейса, состоящего из нескольких методов. Разделяя методы по ролям на более мелкие интерфейсы, клиенты будут зависеть только от методов, которые имеют к ним отношение.</text:p>
        </text:list-item>
        <text:list-item>
          <text:p text:style-name="P63"><text:span text:style-name="T15">D – Принцип инверсии зависимостей (Dependency Inversion Principle)</text:span><text:span text:style-name="T17">:</text:span></text:p>
        </text:list-item>
      </text:list>
      <text:list xml:id="list301993262" text:style-name="L2">
        <text:list-item>
          <text:p text:style-name="P55">Модуль высокого уровня не должен зависеть от модулей низкого уровня. И то, и другое должно зависеть от абстракций. </text:p>
        </text:list-item>
        <text:list-item>
          <text:p text:style-name="P55">Абстракции не должны зависеть от деталей реализации. Детали реализации должны зависеть от абстракций. Если ваш код уже реализует принципы открытости/закрытости и подстановки Лисков, он уже будет неявно согласован с принципом инверсии зависимостей.</text:p>
        </text:list-item>
      </text:list>
      <text:p text:style-name="P1"><text:line-break/> Абстракция в Python:</text:p>
      <text:p text:style-name="P8">Абстракция в Python может быть достигнута с помощью абстрактных классов и интерфейсов.</text:p>
      <text:p text:style-name="P8">Класс, состоящий из одного или нескольких абстрактных методов, называется абстрактным классом. Абстрактные методы не содержат своей реализации. Абстрактный класс может быть унаследован подклассом, а абстрактный метод получает свое определение в подклассе. Классы абстракции должны быть прототипом другого класса. Абстрактный класс может быть <text:soft-page-break/>полезен при разработке больших функций, а также для предоставления стандартного интерфейса для различных реализаций компонентов. Python предоставляет модуль abc для использования абстракции в программе Python. </text:p>
      <text:p text:style-name="P2"/>
      <text:p text:style-name="Subtitle">Курсор</text:p>
      <text:p text:style-name="P38"><text:bookmark text:name="id_2"/><text:span text:style-name="T28">Курсор в SQL – это область в памяти базы данных, которая предназначена для хранения последнего оператора SQL. Если текущий оператор – запрос к базе данных, в памяти сохраняется и строка данных запроса, называемая текущим значением, или текущей строкой </text:span><text:bookmark text:name="keyword8"/><text:span text:style-name="T28">курсора. Указанная область в памяти поименована и доступна для прикладных программ.</text:span></text:p>
      <text:p text:style-name="P39"><text:bookmark text:name="id_3"/><text:span text:style-name="T28">Обычно </text:span><text:bookmark text:name="keyword9"/><text:span text:style-name="T28">курсоры используются для выбора из </text:span><text:bookmark text:name="keyword10"/><text:span text:style-name="T28">базы данных некоторого подмножества хранимой в ней информации. В каждый момент времени прикладной программой может быть проверена одна строка </text:span><text:bookmark text:name="keyword11"/><text:span text:style-name="T28">курсора. </text:span><text:bookmark text:name="keyword12"/><text:span text:style-name="T28">Курсоры часто применяются в операторах </text:span><text:bookmark text:name="keyword13"/><text:span text:style-name="T28">SQL, встроенных в написанные на языках процедурного типа прикладные программы. Некоторые из них неявно создаются сервером </text:span><text:bookmark text:name="keyword14"/><text:span text:style-name="T28">базы данных, в то время как другие определяются программистами.</text:span></text:p>
      <text:p text:style-name="P39"><text:bookmark text:name="id_4"/><text:span text:style-name="T28">В соответствии со стандартом </text:span><text:bookmark text:name="keyword15"/><text:span text:style-name="T28">SQL при работе с </text:span><text:bookmark text:name="keyword16"/><text:span text:style-name="T28">курсорами можно выделить следующие основные </text:span><text:bookmark text:name="keyword17"/><text:span text:style-name="T28">действия:</text:span></text:p>
      <text:list xml:id="list1022139337" text:style-name="L3">
        <text:list-item>
          <text:p text:style-name="P61"><text:bookmark text:name="id_5"/>создание или <text:bookmark text:name="keyword18"/>объявление курсора ;</text:p>
        </text:list-item>
        <text:list-item>
          <text:p text:style-name="P61"><text:bookmark text:name="keyword-context2"/><text:bookmark text:name="keyword19"/>открытие курсора, т.е. наполнение его данными, которые сохраняются в многоуровневой памяти ;</text:p>
        </text:list-item>
        <text:list-item>
          <text:p text:style-name="P61"><text:bookmark text:name="keyword20"/>выборка из курсора и <text:bookmark text:name="keyword21"/>изменение с его помощью строк данных;</text:p>
        </text:list-item>
        <text:list-item>
          <text:p text:style-name="P61"><text:bookmark text:name="keyword22"/>закрытие курсора, после чего он становится недоступным для пользовательских программ;</text:p>
        </text:list-item>
        <text:list-item>
          <text:p text:style-name="P61"><text:bookmark text:name="keyword23"/>освобождение курсора, т.е. удаление <text:bookmark text:name="keyword24"/>курсора как объекта, поскольку его <text:bookmark text:name="keyword25"/>закрытие необязательно освобождает ассоциированную с ним память.</text:p>
        </text:list-item>
      </text:list>
      <text:p text:style-name="P3"/>
      <text:p text:style-name="Subtitle"><text:soft-page-break/>Транзакция</text:p>
      <text:p text:style-name="Text_20_body"><text:a xlink:type="simple" xlink:href="https://habr.com/en/post/537594/" text:style-name="Internet_20_link" text:visited-style-name="Visited_20_Internet_20_Link"><text:span text:style-name="T50">https://habr.com/en/post/537594/</text:span></text:a></text:p>
      <text:p text:style-name="P15">Транзакция — это набор операций по работе с базой данных (БД), объединенных в одну атомарную пачку</text:p>
      <text:p text:style-name="P15">Транзакция — это архив для запросов к базе. Он защищает ваши данные благодаря принципу «всё, или ничего».</text:p>
      <text:p text:style-name="P16">Если говорить по-научному, то транзакция — упорядоченное множество операций, переводящих базу данных из одного согласованного состояния в другое. Согласованное состояние — это состояние, которое подходит под бизнес-логику системы. То есть у нас не остается отрицательный баланс после перевода денег, номер счета не «зависает в воздухе», не привязанный к человеку, и тому подобное. </text:p>
      <text:p text:style-name="P17">Необходимо комитить изменения. без этого не применяются новые условия. Роолбэк может все вернуть <text:span text:style-name="T43">и о</text:span><text:span text:style-name="T41">бязательн</text:span><text:span text:style-name="T43">о, Так как не закомиченные данные (брощенные ранее) примутся с следующими изменения</text:span></text:p>
      <text:p text:style-name="P31"><text:span text:style-name="Strong_20_Emphasis"><text:span text:style-name="T5"><text:s/>COMMIT</text:span></text:span><text:span text:style-name="T7"> — подтверждаем все внесенные изменения</text:span></text:p>
      <text:p text:style-name="P31"><text:span text:style-name="Strong_20_Emphasis"><text:span text:style-name="T4">ROLLBACK</text:span></text:span><text:span text:style-name="T6"> — откатываем их;</text:span></text:p>
      <text:p text:style-name="P12"/>
      <text:p text:style-name="Subtitle">Что такое вложенные транзакции?</text:p>
      <text:p text:style-name="Text_20_body"/>
      <text:p text:style-name="P25"><text:span text:style-name="T40">Вложенными</text:span> называются транзакции, выполнение которых инициируется из тела уже активной транзакции.</text:p>
      <text:p text:style-name="P26">Для создания вложенной транзакции не нужны какие-либо дополнительные команды. Новая транзакция начинается с открытой предыдущей. Завершение транзакции верхнего уровня откладывается до завершения вложенных транзакций. Если транзакция самого нижнего (вложенного) уровня завершена неудачно и отменена, то все транзакции верхнего уровня, включая транзакцию первого уровня, будут отменены.</text:p>
      <text:p text:style-name="P36"><text:soft-page-break/></text:p>
      <text:p text:style-name="Subtitle">Что такое уровни изолированности транзакций? Какие они бывают?</text:p>
      <text:p text:style-name="P4"><text:a xlink:type="simple" xlink:href="https://habr.com/ru/post/317884/" text:style-name="Internet_20_link" text:visited-style-name="Visited_20_Internet_20_Link"><text:span text:style-name="T19">https://habr.com/ru/post/317884/</text:span></text:a></text:p>
      <text:p text:style-name="P13"/>
      <text:p text:style-name="P13">SQL описывается четыре уровня изоляции транзакций — </text:p>
      <text:list xml:id="list3007564141" text:style-name="L4">
        <text:list-item>
          <text:p text:style-name="P59">Read uncommited (Чтение незафиксированных данных), </text:p>
        </text:list-item>
        <text:list-item>
          <text:p text:style-name="P59">Read committed (Чтение зафиксированных данных), </text:p>
        </text:list-item>
        <text:list-item>
          <text:p text:style-name="P59">Repeatable read (Повторяемое чтение) </text:p>
        </text:list-item>
        <text:list-item>
          <text:p text:style-name="P60">Serializable (Сериализуемость)</text:p>
        </text:list-item>
      </text:list>
      <text:p text:style-name="P9"><text:span text:style-name="T12">Прежде чем приступим к рассмотрению уровней изоляции транзакции в паре слов вспомним об основных требованиях к </text:span><text:span text:style-name="T16">транзакционной системе</text:span><text:span text:style-name="T12">.</text:span></text:p>
      <text:p text:style-name="P32"><text:span text:style-name="Strong_20_Emphasis"><text:span text:style-name="T4">Atomicity</text:span></text:span><text:span text:style-name="T6"> (атомарность) — выражается в том, что транзакция должна быть выполнена в целом или не выполнена вовсе.</text:span></text:p>
      <text:p text:style-name="P32"><text:span text:style-name="Strong_20_Emphasis"><text:span text:style-name="T4">Consistency</text:span></text:span><text:span text:style-name="T6"> (согласованность) — гарантирует, что по мере выполнения транзакций, данные переходят из одного согласованного состояния в другое, то есть транзакция не может разрушить взаимной согласованности данных.</text:span></text:p>
      <text:p text:style-name="P32"><text:span text:style-name="Strong_20_Emphasis"><text:span text:style-name="T4">Isolation</text:span></text:span><text:span text:style-name="T6"> (изолированность) — локализация пользовательских процессов означает, что конкурирующие за доступ к БД транзакции физически обрабатываются последовательно, изолированно друг от друга, но для пользователей это выглядит, как будто они выполняются параллельно.</text:span></text:p>
      <text:p text:style-name="P32"><text:span text:style-name="Strong_20_Emphasis"><text:span text:style-name="T4">Durability</text:span></text:span><text:span text:style-name="T6"> (долговечность) — устойчивость к ошибкам — если транзакция завершена успешно, то те изменения в данных, которые были ею произведены, не могут быть потеряны ни при каких обстоятельствах.</text:span></text:p>
      <text:p text:style-name="P19"/>
      <text:p text:style-name="P21">Понимание уровней изоляции транзакций является важным аспектом при обработке данных в любой многопользовательской СУБД. Уровни изоляции обладают четко определенными характеристиками и поведением. Более высокие уровни изоляции <text:soft-page-break/>уменьшают возможности параллельной обработки данных и повышают риск взаимной блокировки процессов. Поэтому корректное использование уровней в зависимости от задач приложений всегда является выбором разработчика в зависимости от требований к обеспечению логической целостности данных, к скорости и к возможности параллельной многопользовательской обработки.</text:p>
      <text:p text:style-name="P11"/>
      <text:p text:style-name="Subtitle">Какая разница между PostgreSQL и MySQL?</text:p>
      <text:p text:style-name="P22"/>
      <text:p text:style-name="P23">PostgreSQL и MySQL — современные системы управления базами данных, которые считаются лидерами по популярности среди разработчиков. Каждая из них имеет сбалансированный набор функций, возможностей и преимуществ. <text:line-break/>При этом ввиду различий между СУБД их лучше применять для разных целей: PostgreSQL — для обработки сложных запросов и поддержки массивных баз данных, а MySQL — если нужна быстродействующая, понятная и легкая в управлении СУБД.</text:p>
      <text:p text:style-name="P23"/>
      <text:p text:style-name="P23">PostgreSQL — одна из самых функциональных реляционных СУБД, направленная, прежде всего, на соответствие стандартам ANSI/ISO и расширяемость.</text:p>
      <text:p text:style-name="P24">Главное отличие PostgreSQL от других СУБД — наличие объектно-ориентированных функциональных возможностей, среди которых поддержка концепции ACID (Atomicity, Consistency, Isolation, Durability — атомарность, согласованность, изолированность, долговечность).</text:p>
      <text:p text:style-name="P23">MySQL — система управления реляционными базами данных (СУРБД), работающая по модели «клиент-сервер» и имеющая открытый исходный код. MySQL предназначена для хранения данных в таблицах, их обработки, структурирования и предоставления незамедлительного доступа к релевантной информации.</text:p>
      <text:p text:style-name="P1"><text:soft-page-break/></text:p>
      <text:p text:style-name="Subtitle"/>
      <text:p text:style-name="Subtitle"/>
      <text:p text:style-name="Subtitle">Code Debt и как с ним быть (жить, любить, бороться)?</text:p>
      <text:p text:style-name="Text_20_body"/>
      <text:p text:style-name="P37"><text:span text:style-name="T44"><text:tab/></text:span><text:span text:style-name="T29">Технический долг (также известный как долг кодинга) — это метафора </text:span><text:a xlink:type="simple" xlink:href="https://ru.wikipedia.org/wiki/Программная_инженерия" text:style-name="Internet_20_link" text:visited-style-name="Visited_20_Internet_20_Link"><text:span text:style-name="T30">программной инженерии</text:span></text:a><text:span text:style-name="T29">, обозначающая накопленные в </text:span><text:a xlink:type="simple" xlink:href="https://ru.wikipedia.org/wiki/Программный_код" text:style-name="Internet_20_link" text:visited-style-name="Visited_20_Internet_20_Link"><text:span text:style-name="T30">программном коде</text:span></text:a><text:span text:style-name="T29"> или </text:span><text:a xlink:type="simple" xlink:href="https://ru.wikipedia.org/wiki/Архитектура_программного_обеспечения" text:style-name="Internet_20_link" text:visited-style-name="Visited_20_Internet_20_Link"><text:span text:style-name="T30">архитектуре</text:span></text:a><text:span text:style-name="T29"> проблемы, связанные с пренебрежением к качеству при </text:span><text:a xlink:type="simple" xlink:href="https://ru.wikipedia.org/wiki/Разработка_программного_обеспечения" text:style-name="Internet_20_link" text:visited-style-name="Visited_20_Internet_20_Link"><text:span text:style-name="T30">разработке программного обеспечения</text:span></text:a><text:span text:style-name="T29"> и вызывающие дополнительные затраты труда в будущем. Технический долг обычно незаметен для конечных пользователей продукта, а связан с недостатками в </text:span><text:a xlink:type="simple" xlink:href="https://ru.wikipedia.org/wiki/Сопровождение_программного_обеспечения" text:style-name="Internet_20_link" text:visited-style-name="Visited_20_Internet_20_Link"><text:span text:style-name="T30">сопровождаемости</text:span></text:a><text:span text:style-name="T29">, тестируемости, понятности, модифицируемости, </text:span><text:a xlink:type="simple" xlink:href="https://ru.wikipedia.org/wiki/Переносимость_(программное_обеспечение)" text:style-name="Internet_20_link" text:visited-style-name="Visited_20_Internet_20_Link"><text:span text:style-name="T30">переносимости</text:span></text:a><text:span text:style-name="T29">. По аналогии с финансовым </text:span><text:a xlink:type="simple" xlink:href="https://ru.wikipedia.org/wiki/Долг" text:style-name="Internet_20_link" text:visited-style-name="Visited_20_Internet_20_Link"><text:span text:style-name="T30">долгом</text:span></text:a><text:span text:style-name="T29">, технический долг может обрастать «</text:span><text:a xlink:type="simple" xlink:href="https://ru.wikipedia.org/wiki/Процентная_ставка" text:style-name="Internet_20_link" text:visited-style-name="Visited_20_Internet_20_Link"><text:span text:style-name="T30">процентами</text:span></text:a><text:span text:style-name="T29">» — усложнением (или даже невозможностью) продолжения разработки, дополнительным временем, которое разработчики потратят на изменение программного продукта, исправление ошибок, сопровождение и т. п. Хотя увеличение технического долга как правило негативно влияет на будущее проекта, оно может быть и сознательным, компромиссным решением, продиктованным сложившимися обстоятельствами.</text:span></text:p>
      <text:p text:style-name="P34"><text:span text:style-name="T29">Сам по себе </text:span><text:a xlink:type="simple" xlink:href="https://ru.wikipedia.org/wiki/Код_с_запашком" text:style-name="Internet_20_link" text:visited-style-name="Visited_20_Internet_20_Link"><text:span text:style-name="T30">плохой код</text:span></text:a><text:span text:style-name="T29"> не всегда является техническим долгом, так как ущерб («проценты по долгу») появляются из-за необходимости изменения кода со временем.</text:span></text:p>
      <text:p text:style-name="P6"/>
      <text:p text:style-name="Subtitle">Что такое pre-commit check?</text:p>
      <text:p text:style-name="Text_20_body">https://habr.com/ru/post/302932/</text:p>
      <text:p text:style-name="P14">Цель подхода Shift Left - разработка программного обеспечения с уже интегрированными лучшими практиками безопасности, чтобы обнаружить и решить возможные проблемы безопасности и уязвимости на как можно более раннем этапе процесса <text:soft-page-break/>разработки. “Сдвиг влево” упрощает, ускоряет и делает более доступным решение проблем безопасности.</text:p>
      <text:h text:style-name="P7" text:outline-level="3">Как внедрить Shift Left?</text:h>
      <text:p text:style-name="P40"><text:a xlink:type="simple" xlink:href="https://pre-commit.com/" text:style-name="Internet_20_link" text:visited-style-name="Visited_20_Internet_20_Link"><text:span text:style-name="T31">Pre-commit</text:span></text:a><text:span text:style-name="T8"> - это инструмент командной строки с открытым исходным кодом, часть инструментария для сдвига определенных аспектов безопасности влево, за счет добавления автоматических контрольных точек после каждого коммита. </text:span></text:p>
      <text:p text:style-name="P18">Это предоставляет возможность как можно раньше найти и контролировать любые аномалии в конвейере интеграции и вовремя сделать необходимые корректировки - до того как они попадут в релиз. </text:p>
      <text:p text:style-name="P20"> <text:span text:style-name="T49">Чтобы этого добиться, необходимы три шага:</text:span></text:p>
      <text:list xml:id="list3350900512" text:style-name="L5">
        <text:list-item>
          <text:p text:style-name="P56">В вашей машине должен быть установлен Pre-commit</text:p>
        </text:list-item>
        <text:list-item>
          <text:p text:style-name="P65"><text:span text:style-name="T8">В корневой папке Git должен быть создан конфигурационный файл с именем “</text:span><text:span text:style-name="Source_20_Text"><text:span text:style-name="T9">.pre-commit-config.yaml</text:span></text:span><text:span text:style-name="T8">”, и настроен с использованием hooks</text:span></text:p>
        </text:list-item>
        <text:list-item>
          <text:p text:style-name="P56">Чтобы автоматически вызывать команды на каждый коммит, Git-проект должен быть настроен локально</text:p>
        </text:list-item>
      </text:list>
      <text:p text:style-name="Subtitle"><text:line-break/><text:span text:style-name="T32">git cherry-pick</text:span></text:p>
      <text:p text:style-name="P42"><text:span text:style-name="T33">Команда </text:span><text:span text:style-name="Source_20_Text"><text:span text:style-name="T34">git cherry-pick</text:span></text:span><text:span text:style-name="T33"> берёт изменения, вносимые одним коммитом, и пытается повторно применить их в виде нового коммита в текущей ветке. Эта возможность полезна в ситуации, когда нужно забрать парочку коммитов из другой ветки, а не сливать ветку целиком со всеми внесенными в нее изменениями.</text:span></text:p>
      <text:p text:style-name="Subtitle"><text:soft-page-break/><text:line-break/><draw:frame draw:style-name="fr3" draw:name="Image1" text:anchor-type="char" svg:width="16.711cm" svg:height="3.508cm" draw:z-index="0"><draw:image xlink:href="Pictures/1000000100000389000000BE4B3E44093DB9AD76.png" xlink:type="simple" xlink:show="embed" xlink:actuate="onLoad" draw:mime-type="image/png"/></draw:frame><text:span text:style-name="T54">Ф</text:span>орсированный push</text:p>
      <text:p text:style-name="Text_20_body"/>
      <text:p text:style-name="P27">При отправке может произойти ошибка публикации:</text:p>
      <text:p text:style-name="P33"><text:span text:style-name="Source_20_Text"><text:span text:style-name="T36">To github.com:example/test.git</text:span></text:span></text:p>
      <text:p text:style-name="P35"><text:span text:style-name="Source_20_Text"><text:span text:style-name="T39"><text:s/></text:span></text:span><text:span text:style-name="Source_20_Text"><text:span text:style-name="T36">! [rejected] <text:s text:c="7"/>master -&gt; master (fetch first)</text:span></text:span></text:p>
      <text:p text:style-name="P35"><text:span text:style-name="Source_20_Text"><text:span text:style-name="T36">error: не удалось отправить некоторые ссылки в «github.com:example/test.git»</text:span></text:span></text:p>
      <text:p text:style-name="P28">Это так называемый git push rejected, он означает что пуш был отклонен. Правильнее всего — сделать то, что написано в подсказке к ошибке. Надо получить и смержить изменения, затем снова отправить. </text:p>
      <text:p text:style-name="P28">Эта ошибка происходит, так как git проверяет, что новый коммит основан на предыдущих коммитах. Пока вы вносили изменения, кто-то мог запушить изменения того же, над чем вы работали. Поэтому git не может выполнить автоматическое слияние, ваш коммит был раньше и он не базируется на обновленных коммитах в удаленном репозиториие. </text:p>
      <text:p text:style-name="P32"><text:span text:style-name="T37">Флагом </text:span><text:span text:style-name="Strong_20_Emphasis"><text:span text:style-name="T38">—force</text:span></text:span><text:span text:style-name="T35"> или сокращенной его версией </text:span><text:span text:style-name="Strong_20_Emphasis"><text:span text:style-name="T36">-f </text:span></text:span><text:span text:style-name="T35">отключается проверка коммитов и при необходимости выполняется перезапись истории.</text:span></text:p>
      <text:p text:style-name="P33"><text:span text:style-name="Source_20_Text"><text:span text:style-name="T36">git push --force</text:span></text:span></text:p>
      <text:p text:style-name="P32"><text:span text:style-name="T35">Нужно быть аккуратными с этой командой, так как она стирает работу других людей. Эта команда оправдана лишь изредка, например, если вы почти сразу внесли изменения коммита с помощью </text:span><text:span text:style-name="Strong_20_Emphasis"><text:span text:style-name="T36">git commit —amend</text:span></text:span><text:span text:style-name="T35"> и запушили до того, как кто-то сделал </text:span><text:span text:style-name="Strong_20_Emphasis"><text:span text:style-name="T36">git pull</text:span></text:span><text:span text:style-name="T35">. </text:span></text:p>
      <text:p text:style-name="P5"/>
      <text:p text:style-name="Subtitle">За что отвечает Meta в сериализаторе</text:p>
      <text:p text:style-name="P29"/>
      <text:p text:style-name="P30"><text:soft-page-break/>После настройки REST Framework необходимо указать, как будут сериализованы наши данные. Выходные данные должны быть сериализованы в определенный формат, а входные данные будут десериализованы для обработки.</text:p>
      <text:p text:style-name="P43"><text:span text:style-name="T51">Мы будем работать над функционалом API в каталоге API, для общей организованности. Отредактируте файл </text:span><text:span text:style-name="Strong_20_Emphasis"><text:span text:style-name="T51">serializers.py</text:span></text:span><text:span text:style-name="T51"> и добавьте в него следующий код:</text:span></text:p>
      <text:p text:style-name="Preformatted_20_Text"><text:span text:style-name="Source_20_Text"><text:span text:style-name="T52">from rest_framework import serializers</text:span></text:span></text:p>
      <text:p text:style-name="Preformatted_20_Text"><text:span text:style-name="Source_20_Text"><text:span text:style-name="T52">from ..models import Subject</text:span></text:span></text:p>
      <text:p text:style-name="P10"/>
      <text:p text:style-name="P10"/>
      <text:p text:style-name="Preformatted_20_Text"><text:span text:style-name="Source_20_Text"><text:span text:style-name="T52">class SubjectSerializer(serializers.ModelSerializer):</text:span></text:span></text:p>
      <text:p text:style-name="Preformatted_20_Text"><text:span text:style-name="Source_20_Text"><text:span text:style-name="T52"><text:s text:c="4"/>class Meta:</text:span></text:span></text:p>
      <text:p text:style-name="Preformatted_20_Text"><text:span text:style-name="Source_20_Text"><text:span text:style-name="T52"><text:s text:c="8"/>model = Subject</text:span></text:span></text:p>
      <text:p text:style-name="P41"><text:span text:style-name="Source_20_Text"><text:span text:style-name="T52"><text:s text:c="8"/>fields = ('id', 'title', 'slug')</text:span></text:span></text:p>
      <text:p text:style-name="Text_20_body"><text:span text:style-name="T51">Это сериализатор для модели </text:span><text:span text:style-name="Strong_20_Emphasis"><text:span text:style-name="T51">Subject</text:span></text:span><text:span text:style-name="T51">. Сериализаторы определяются аналогичным образом в классах Form и ModelForm. </text:span><text:span text:style-name="T53">Класс Meta</text:span><text:span text:style-name="T51"> позволяет указать модель для сериализации и поля, включаемые в сериализацию. Все поля модели будут включены, если не задан атрибут </text:span><text:span text:style-name="Strong_20_Emphasis"><text:span text:style-name="T51">fields</text:span></text:span><text:span text:style-name="T51">.</text:span></text:p>
      <text:p text:style-name="P64"/>
      <text:p text:style-name="Subtitle"><text:span text:style-name="T56">Какие </text:span>системы контроля версий Вы знаете (используете)?</text:p>
      <text:p text:style-name="Text_20_body"><text:a xlink:type="simple" xlink:href="https://habr.com/ru/company/otus/blog/521290/" text:style-name="Internet_20_link" text:visited-style-name="Visited_20_Internet_20_Link"><text:span text:style-name="T59">https://habr.com/ru/company/otus/blog/521290/</text:span></text:a></text:p>
      <text:p text:style-name="P66"><text:span text:style-name="T13">С</text:span><text:span text:style-name="T11">истема контроля версий – это система, записывающая изменения</text:span><text:line-break/><text:span text:style-name="T11">в файл или набор файлов в течение времени и позволяющая вернуться позже к определенной версии.</text:span></text:p>
      <text:h text:style-name="P46" text:outline-level="2">Распределенная система контроля версий</text:h>
      <text:p text:style-name="P67"><text:span text:style-name="T11">Они подразумевают, что клиент выкачает себе весь репозиторий целиком заместо выкачки конкретных интересующих клиента файлов. Если умрет любая копия репозитория, то это не приведет к потере кодовой базы, поскольку она может быть </text:span><text:soft-page-break/><text:span text:style-name="T11">восстановлена с компьютера любого разработчика. Каждая копия является полным бэкапом данных.</text:span><text:line-break/><text:line-break/><text:span text:style-name="T11">Все копии являются равноправным и могут синхронизироваться между собой. Подобный подход очень напоминает (да и является) репликацией вида master-master.</text:span><text:line-break/><text:line-break/><text:span text:style-name="T11">К данному виду систем контроля версий относятся Mercurial, Bazaar, Darcs и Git.</text:span></text:p>
      <text:h text:style-name="P45" text:outline-level="2">Copy-paste</text:h>
      <text:h text:style-name="P44" text:outline-level="2"><text:span text:style-name="T42">Локальная система контроля версий</text:span><text:span text:style-name="T47"> </text:span><text:span text:style-name="T48">(</text:span><text:span text:style-name="T10">RCS хранит изменений в файлах (патчи), осуществляя контроль версий. </text:span><text:span text:style-name="T18">Поставляется с линухсом.</text:span></text:h>
      <text:p text:style-name="P68"><text:span text:style-name="T18"/></text:p>
      <text:h text:style-name="P47" text:outline-level="2"><text:span text:style-name="T18">Централизованная система контроля версий</text:span></text:h>
      <text:p text:style-name="P66"><text:line-break/><text:span text:style-name="T11">Для организации такой системы контроля версий используется единственный сервер, который содержит все версии файлов. Клиенты, обращаясь к этому серверу, получают из этого централизованного хранилища. Применение централизованных систем контроля версий на протяжении многих лет являлась стандартом. К ним относятся CVS, Subversion, Perforce.</text:span></text:p>
      <text:h text:style-name="P45" text:outline-level="2"><text:span text:style-name="T11"/></text:h>
      <text:p text:style-name="Subtitle"><text:span text:style-name="T14">Ч</text:span><text:span text:style-name="T11">то такое Git Rebase?</text:span></text:p>
      <text:p text:style-name="Text_20_body"><text:span text:style-name="T11"/></text:p>
      <text:p text:style-name="P48">Rebase (перебазирование) — один из способов в git, позволяющий объединить изменения двух веток. У этого способа есть преимущество перед merge (слияние) — он позволяет переписать историю ветки, придав тот истории тот вид, который нам нужен.</text:p>
      <text:p text:style-name="P48"/>
      <text:p text:style-name="P48"/>
      <text:p text:style-name="P48"/>
      <text:p text:style-name="P48"/>
      <text:p text:style-name="P48"/>
      <text:p text:style-name="P49"><draw:frame draw:style-name="fr2" draw:name="Image2" text:anchor-type="char" svg:width="16.711cm" svg:height="18.018cm" draw:z-index="1"><draw:image xlink:href="Pictures/10000001000003CB00000417D430FDE6B8FE005C.png" xlink:type="simple" xlink:show="embed" xlink:actuate="onLoad" draw:mime-type="image/png"/></draw:frame><text:soft-page-break/></text:p>
      <text:p text:style-name="Subtitle"><text:s/>Git Flow</text:p>
      <text:p text:style-name="P62"/>
      <text:p text:style-name="P50">Git-flow — альтернативная модель ветвления Git, в которой используются функциональные ветки и несколько основных веток.</text:p>
      <text:p text:style-name="P50">По сравнению с моделью магистральной разработки, в Git-flow используется больше веток, каждая из которых существует дольше, а коммиты обычно крупнее. В соответствии с этой моделью разработчики создают функциональную ветку и откладывают ее слияние с главной магистральной веткой до <text:soft-page-break/>завершения работы над функцией. Такие долгосрочные функциональные ветки требуют тесного взаимодействия разработчиков при слиянии и создают повышенный риск отклонения от магистральной ветки. В них также могут присутствовать конфликтующие обновления.</text:p>
      <text:p text:style-name="P50"><draw:frame draw:style-name="fr1" draw:name="Image3" text:anchor-type="char" svg:width="13.843cm" svg:height="10.407cm" draw:z-index="2"><draw:image xlink:href="Pictures/100000010000030A0000024959CA4559B7B5C9AB.png" xlink:type="simple" xlink:show="embed" xlink:actuate="onLoad" draw:mime-type="image/png"/></draw:frame></text:p>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delle" svg:font-family="Adelle, 'Roboto Slab', 'DejaVu Serif', Georgia, 'Times New Roman',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Mono" svg:font-family="RobotoMono, Roboto, sans-serif"/>
    <style:font-face style:name="SBSansDisplay" svg:font-family="SBSansDisplay, Helvetica, sans-serif"/>
    <style:font-face style:name="apple-system" svg:font-family="apple-system, BlinkMacSystemFont, Arial, sans-serif"/>
    <style:font-face style:name="apple-system1" svg:font-family="apple-system, BlinkMacSystemFont, 'Segoe UI', Roboto, Oxygen, Ubuntu, 'Fira Sans', 'Droid Sans', 'Helvetica Neue', sans-serif"/>
    <style:font-face style:name="inherit" svg:font-family="inherit"/>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356cm" style:type="center"/>
          <style:tab-stop style:position="16.71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356cm" style:type="center"/>
          <style:tab-stop style:position="16.71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79cm" fo:margin-right="2.01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4:38:25.401671980</meta:creation-date>
    <dc:date>2023-03-11T18:22:45.672535800</dc:date>
    <meta:editing-duration>PT1H51M23S</meta:editing-duration>
    <meta:editing-cycles>27</meta:editing-cycles>
    <meta:generator>LibreOffice/7.3.7.2$Linux_X86_64 LibreOffice_project/30$Build-2</meta:generator>
    <meta:document-statistic meta:table-count="0" meta:image-count="3" meta:object-count="0" meta:page-count="13" meta:paragraph-count="104" meta:word-count="1949" meta:character-count="15220" meta:non-whitespace-character-count="13314"/>
  </office:meta>
</office:document-meta>
</file>